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2bd16" officeooo:paragraph-rsid="0012bd16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f8f8f2" style:font-name="DejaVu Sans Mono" fo:font-size="11pt" officeooo:rsid="0012bd16" officeooo:paragraph-rsid="0012bd16" fo:background-color="#000000" style:font-size-asian="11pt" style:font-size-complex="11pt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f8f8f2" style:font-name="DejaVu Sans Mono" fo:font-size="15pt" officeooo:rsid="0012bd16" officeooo:paragraph-rsid="0012bd16" fo:background-color="#000000"/>
    </style:style>
    <style:style style:name="T1" style:family="text">
      <style:text-properties fo:font-style="italic"/>
    </style:style>
    <style:style style:name="T2" style:family="text">
      <style:text-properties fo:color="#f92672"/>
    </style:style>
    <style:style style:name="T3" style:family="text">
      <style:text-properties fo:color="#979748"/>
    </style:style>
    <style:style style:name="T4" style:family="text">
      <style:text-properties fo:color="#cc7832"/>
    </style:style>
    <style:style style:name="T5" style:family="text">
      <style:text-properties fo:color="#e6db74"/>
    </style:style>
    <style:style style:name="T6" style:family="text">
      <style:text-properties fo:background-color="#3c3c57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１．　MongooseError.ValidationError </text:p>
      <text:p text:style-name="P1"/>
      <text:p text:style-name="P1">在写mongoose的model时，可能存在必要的参数没有填写。</text:p>
      <text:p text:style-name="P1"/>
      <text:p text:style-name="P1">2./bootstrap/js/bootstrap.min.js 404</text:p>
      <text:p text:style-name="P1">各种引用不到，查看设置的目录之类的。</text:p>
      <text:p text:style-name="P2">staticCacheConf<text:span text:style-name="T2">: </text:span><text:span text:style-name="T1">path</text:span>.<text:span text:style-name="T3">join</text:span>(__dirname<text:span text:style-name="T4">, </text:span><text:span text:style-name="T5">'../view/publices'</text:span>)<text:span text:style-name="T4">,</text:span></text:p>
      <text:p text:style-name="P2"><text:span text:style-name="T4">设置默认的路径</text:span></text:p>
      <text:p text:style-name="P3">app.use(<text:span text:style-name="T1">staticCache</text:span>(<text:span text:style-name="T1">config</text:span>.staticCacheConf))<text:span text:style-name="T4">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8T23:14:51.458973893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7" meta:word-count="55" meta:character-count="229" meta:non-whitespace-character-count="224"/>
  </office:meta>
</office:document-meta>
</file>